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1c3ad7" officeooo:paragraph-rsid="001c3ad7"/>
    </style:style>
    <style:style style:name="P2" style:family="paragraph" style:parent-style-name="Standard">
      <style:text-properties officeooo:rsid="00215eed" officeooo:paragraph-rsid="00215eed"/>
    </style:style>
    <style:style style:name="P3" style:family="paragraph" style:parent-style-name="Standard">
      <style:text-properties officeooo:paragraph-rsid="0023d894"/>
    </style:style>
    <style:style style:name="T1" style:family="text">
      <style:text-properties officeooo:rsid="001d7517"/>
    </style:style>
    <style:style style:name="T2" style:family="text">
      <style:text-properties officeooo:rsid="001eb6f5"/>
    </style:style>
    <style:style style:name="T3" style:family="text">
      <style:text-properties officeooo:rsid="0023d8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현실을 반영한 교육 필요??? 그렇게 까지 배워야 할 핵심적인 기술이라는게 있나? </text:p>
      <text:p text:style-name="P1">1년정도 하면 비전공자를 교육 시킬 수 있을까? </text:p>
      <text:p text:style-name="P1">이렇게 탄생한 hphk(해피해킹)</text:p>
      <text:p text:style-name="P1">컴퓨터 공학을 가르치는 것이 아니라 취업을 위한 커리큐럼을 만들었다. </text:p>
      <text:p text:style-name="P1">→ 공부를 해도 코딩 테스트를 통과를 못했다. </text:p>
      <text:p text:style-name="P1">그래서 프로젝트 위주의 교육. </text:p>
      <text:p text:style-name="P1">오늘날 개발자가 쓰는 툴 위주 현업 위주로 준비했다. </text:p>
      <text:p text:style-name="P1">최종 프로젝트까지 하면 20개 정도가 될 것이다. </text:p>
      <text:p text:style-name="P1"/>
      <text:p text:style-name="P1">유튜브 라이브랑 디스코드를 사용할 예정</text:p>
      <text:p text:style-name="P1">디스코드에서 팀 단위로 실습문제를 푸는데<text:span text:style-name="T1">(오후)</text:span></text:p>
      <text:p text:style-name="P1">디스코드는 옆 친구들에게 물어볼 수 있다. </text:p>
      <text:p text:style-name="P1"/>
      <text:p text:style-name="P1">네이버 개발자가 원하는 신입: 자신이 경험한 사용법을 문서화해서 팀 내에 전파할 수 있음 </text:p>
      <text:p text:style-name="P1"/>
      <text:p text:style-name="P1">적극적으로 질문하라. </text:p>
      <text:p text:style-name="P1">그리고 적극적으로 답변해 주어라. </text:p>
      <text:p text:style-name="P1">추가적인 자율학습이 필요하다. 즉, 매일매일 노역을 하여라…. </text:p>
      <text:p text:style-name="P1"/>
      <text:p text:style-name="P1">오프라인 소통 디스코드</text:p>
      <text:p text:style-name="P1">온라인 공유 노션<text:span text:style-name="T2">(자료 정리)</text:span></text:p>
      <text:p text:style-name="P1">모각코 <text:span text:style-name="T2">6시 이후 화면공유 하면서 공부하기. (조언: 나중에 후회하니 미리미리 참여하자!)</text:span></text:p>
      <text:p text:style-name="P1"/>
      <text:p text:style-name="P1">생각보다 졸업 작품이 어려운거 같지는 않다. 뭐, 내가 어렵게 만들려면 더 어렵게 가능하게지. 그리고 중요한건 백엔드니까. </text:p>
      <text:p text:style-name="P1"/>
      <text:p text:style-name="P1"/>
      <text:p text:style-name="P1">강사님 성함: 최지웅</text:p>
      <text:p text:style-name="P2"/>
      <text:p text:style-name="P2">취업상담, 지원상담 </text:p>
      <text:p text:style-name="P2"/>
      <text:p text:style-name="P2">각자의 상황에 맞게 가이드를 자신한다. </text:p>
      <text:p text:style-name="P2"/>
      <text:p text:style-name="P2">개인의 특성?(전공) 을 잘 살리는 편이다. </text:p>
      <text:p text:style-name="P2"/>
      <text:p text:style-name="P2">비전공자 빠르면 보통 6개월~ 1년 정도이다. </text:p>
      <text:p text:style-name="P2"/>
      <text:p text:style-name="P2">사람은 인연이 있다고 생각하심. 그러니 지금 사람들이랑 친하게 잘 지내자!</text:p>
      <text:p text:style-name="P2">회사 – 사람 </text:p>
      <text:p text:style-name="P2"/>
      <text:p text:style-name="P3"/>
      <text:p text:style-name="P3">자기소개 시간 느낀점. </text:p>
      <text:p text:style-name="P3">나는 나에 대해 설명하는 것을 조금을 부끄럽게 여길 때가 많은데. 생각보다 사람들은 자연스럽게 자신을 드러내 놓고 그거에 별 걱정이 없는거 같다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4T09:14:35.092000000</meta:creation-date>
    <dc:date>2022-07-04T18:01:08.930000000</dc:date>
    <meta:editing-duration>PT2H6M33S</meta:editing-duration>
    <meta:editing-cycles>3</meta:editing-cycles>
    <meta:generator>Trio_Office/6.2.8.2$Windows_x86 LibreOffice_project/</meta:generator>
    <meta:document-statistic meta:table-count="0" meta:image-count="0" meta:object-count="0" meta:page-count="1" meta:paragraph-count="28" meta:word-count="611" meta:character-count="806" meta:non-whitespace-character-count="623"/>
  </office:meta>
</office:document-meta>
</file>